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onsola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693" calcext:value-type="float">
            <text:p>693</text:p>
          </table:table-cell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1" office:value-type="float" office:value="78" calcext:value-type="float">
            <text:p>78</text:p>
          </table:table-cell>
          <table:table-cell table:style-name="ce1" office:value-type="float" office:value="891" calcext:value-type="float">
            <text:p>891</text:p>
          </table:table-cell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6" calcext:value-type="float">
            <text:p>426</text:p>
          </table:table-cell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5" calcext:value-type="float">
            <text:p>555</text:p>
          </table:table-cell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536" calcext:value-type="float">
            <text:p>5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formula="of:=SUM([.B2:.B6])/5" office:value-type="float" office:value="626.4" calcext:value-type="float">
            <text:p>626,4</text:p>
          </table:table-cell>
          <table:table-cell table:style-name="Default" table:formula="of:=SUM([.C2:.C6])/5" office:value-type="float" office:value="555.4" calcext:value-type="float">
            <text:p>555,4</text:p>
          </table:table-cell>
          <table:table-cell/>
          <table:table-cell table:formula="of:=SUM([.E2:.E6])/5" office:value-type="float" office:value="71.2" calcext:value-type="float">
            <text:p>71,2</text:p>
          </table:table-cell>
          <table:table-cell table:formula="of:=SUM([.F2:.F6])/5" office:value-type="float" office:value="620.2" calcext:value-type="float">
            <text:p>620,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formula="of:=SUM([.B11:.B15])/5" office:value-type="float" office:value="28.8" calcext:value-type="float">
            <text:p>28,8</text:p>
          </table:table-cell>
          <table:table-cell table:style-name="Default" table:formula="of:=SUM([.C11:.C15])/5" office:value-type="float" office:value="1325.4" calcext:value-type="float">
            <text:p>1325,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56:28.096189047</meta:creation-date>
    <dc:date>2019-03-29T14:01:47.779141336</dc:date>
    <meta:editing-duration>PT5M20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